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3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3043in" svg:height="3.5449in" svg:x="0.5701in" svg:y="2.2382in">
            <draw:object draw:notify-on-update-of-ranges="Sheet1.D6:Sheet1.D11 Sheet1.E5:Sheet1.E5 Sheet1.E6:Sheet1.E11 Sheet1.F5:Sheet1.F5 Sheet1.F6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3in" svg:height="3.5449in" svg:x="0.5811in" svg:y="6.0236in">
            <draw:object draw:notify-on-update-of-ranges="Sheet1.J6:Sheet1.J11 Sheet1.K5:Sheet1.K5 Sheet1.K6:Sheet1.K11 Sheet1.L5:Sheet1.L5 Sheet1.L6:Sheet1.L11 Sheet1.M5:Sheet1.M5 Sheet1.M6:Sheet1.M11 Sheet1.N5:Sheet1.N5 Sheet1.N6:Sheet1.N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33in" svg:height="3.5453in" svg:x="7.4886in" svg:y="6.4941in">
            <draw:object draw:notify-on-update-of-ranges="Sheet1.J17:Sheet1.J22 Sheet1.K16:Sheet1.K16 Sheet1.K17:Sheet1.K22 Sheet1.L16:Sheet1.L16 Sheet1.L17:Sheet1.L22 Sheet1.M16:Sheet1.M16 Sheet1.M17:Sheet1.M22 Sheet1.N16:Sheet1.N16 Sheet1.N17:Sheet1.N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33in" svg:height="3.5449in" svg:x="0.6031in" svg:y="9.7988in">
            <draw:object draw:notify-on-update-of-ranges="Sheet1.J28:Sheet1.J28 Sheet1.J29:Sheet1.J34 Sheet1.K28:Sheet1.K28 Sheet1.K29:Sheet1.K34 Sheet1.L28:Sheet1.L28 Sheet1.L29:Sheet1.L34 Sheet1.M28:Sheet1.M28 Sheet1.M29:Sheet1.M34 Sheet1.N28:Sheet1.N28 Sheet1.N29:Sheet1.N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./../../dinero4sbc/dineroIV -informat s -trname vortex_m2b -maxtrace 20 -l1-dsize 64K -l1-dbsize 2 -l1-dassoc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rtex_m2b</text:p>
          </table:table-cell>
          <table:table-cell/>
          <table:table-cell office:value-type="string" calcext:value-type="string">
            <text:p>Associatividade=1</text:p>
          </table:table-cell>
          <table:table-cell table:number-columns-repeated="5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lock size = 32B</text:p>
          </table:table-cell>
          <table:table-cell table:number-columns-repeated="5"/>
          <table:table-cell office:value-type="string" calcext:value-type="string">
            <text:p>L1 size = 64Kb</text:p>
          </table:table-cell>
          <table:table-cell table:style-name="ce1" office:value-type="string" calcext:value-type="string" table:number-columns-spanned="4" table:number-rows-spanned="1">
            <text:p>ways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che size (Kb)</text:p>
          </table:table-cell>
          <table:table-cell office:value-type="string" calcext:value-type="string">
            <text:p>L1-instructions misses</text:p>
          </table:table-cell>
          <table:table-cell office:value-type="string" calcext:value-type="string">
            <text:p>L1-data misses</text:p>
          </table:table-cell>
          <table:table-cell table:number-columns-repeated="3"/>
          <table:table-cell office:value-type="string" calcext:value-type="string">
            <text:p>Block size(B)</text:p>
          </table:table-cell>
          <table:table-cell office:value-type="string" calcext:value-type="string">
            <text:p>1-way</text:p>
          </table:table-cell>
          <table:table-cell office:value-type="string" calcext:value-type="string">
            <text:p>2-way</text:p>
          </table:table-cell>
          <table:table-cell office:value-type="string" calcext:value-type="string">
            <text:p>4-way</text:p>
          </table:table-cell>
          <table:table-cell office:value-type="string" calcext:value-type="string">
            <text:p>8-way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1053" calcext:value-type="float">
            <text:p>0.10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648" calcext:value-type="float">
            <text:p>0.064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53" calcext:value-type="float">
            <text:p>0.035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67" calcext:value-type="float">
            <text:p>0.02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./../../dinero4sbc/dineroIV -informat s -trname vortex_m2b -maxtrace 20 -l1-isize 64K -l1-ibsize 2 -l1-iassoc 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nstruction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1 size = 64Kb</text:p>
          </table:table-cell>
          <table:table-cell table:style-name="ce1" office:value-type="string" calcext:value-type="string" table:number-columns-spanned="4" table:number-rows-spanned="1">
            <text:p>ways</text:p>
          </table:table-cell>
          <table:covered-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lock size(B)</text:p>
          </table:table-cell>
          <table:table-cell office:value-type="string" calcext:value-type="string">
            <text:p>1-way</text:p>
          </table:table-cell>
          <table:table-cell office:value-type="string" calcext:value-type="string">
            <text:p>2-way</text:p>
          </table:table-cell>
          <table:table-cell office:value-type="string" calcext:value-type="string">
            <text:p>4-way</text:p>
          </table:table-cell>
          <table:table-cell office:value-type="string" calcext:value-type="string">
            <text:p>8-way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./../../dinero4sbc/dineroIV -informat s -trname vortex_m2b -maxtrace 20 -l1-usize 64K -l1-ubsize 64 -l1-uassoc 8 -l2-usize 256K -l2-ubsize 2 -l2-uassoc 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ache L1:</text:p>
          </table:table-cell>
          <table:table-cell office:value-type="string" calcext:value-type="string">
            <text:p>8 ways, 64KB, block size = 64B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unified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2 size = 256Kb</text:p>
          </table:table-cell>
          <table:table-cell table:style-name="ce1" office:value-type="string" calcext:value-type="string" table:number-columns-spanned="4" table:number-rows-spanned="1">
            <text:p>ways</text:p>
          </table:table-cell>
          <table:covered-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lock size(B)</text:p>
          </table:table-cell>
          <table:table-cell office:value-type="string" calcext:value-type="string">
            <text:p>1-way</text:p>
          </table:table-cell>
          <table:table-cell office:value-type="string" calcext:value-type="string">
            <text:p>2-way</text:p>
          </table:table-cell>
          <table:table-cell office:value-type="string" calcext:value-type="string">
            <text:p>4-way</text:p>
          </table:table-cell>
          <table:table-cell office:value-type="string" calcext:value-type="string">
            <text:p>8-way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3797" calcext:value-type="float">
            <text:p>0.3797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1778" calcext:value-type="float">
            <text:p>0.1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11:00.092116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Ruivo</meta:initial-creator>
    <meta:creation-date>2016-04-01T09:17:37.521842156</meta:creation-date>
    <dc:date>2016-04-02T18:25:35.111466667</dc:date>
    <dc:creator>mateus </dc:creator>
    <meta:editing-duration>PT7H18M26S</meta:editing-duration>
    <meta:editing-cycles>17</meta:editing-cycles>
    <meta:generator>LibreOffice/4.3.3.2$Linux_X86_64 LibreOffice_project/430m0$Build-2</meta:generator>
    <meta:document-statistic meta:table-count="1" meta:cell-count="1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5.106cm" svg:y="0.316cm" chart:style-name="ch2">
          <text:p>Cache L1 (1-way, bloco 32B)</text:p>
        </chart:title>
        <chart:legend chart:legend-position="end" svg:x="11.204cm" svg:y="3.954cm" style:legend-expansion="high" chart:style-name="ch3"/>
        <chart:plot-area chart:style-name="ch4" table:cell-range-address="Sheet1.D5:Sheet1.F11" chart:data-source-has-labels="both" svg:x="1.331cm" svg:y="1.275cm" svg:width="9.553cm" svg:height="6.569cm">
          <chartooo:coordinate-region svg:x="2.243cm" svg:y="1.474cm" svg:width="8.454cm" svg:height="5.723cm"/>
          <chart:axis chart:dimension="x" chart:name="primary-x" chart:style-name="ch5" chartooo:axis-type="auto">
            <chartooo:date-scale/>
            <chart:title svg:x="4.33cm" svg:y="8.024cm" chart:style-name="ch6">
              <text:p>Tamanho da cache (Kb)</text:p>
            </chart:title>
            <chart:categories table:cell-range-address="Sheet1.D6:Sheet1.D11"/>
          </chart:axis>
          <chart:axis chart:dimension="y" chart:name="primary-y" chart:style-name="ch5">
            <chart:title svg:x="0.451cm" svg:y="5.304cm" chart:style-name="ch7">
              <text:p>miss rate</text:p>
            </chart:title>
            <chart:grid chart:style-name="ch8" chart:class="major"/>
          </chart:axis>
          <chart:series chart:style-name="ch9" chart:values-cell-range-address="Sheet1.E6:Sheet1.E11" chart:label-cell-address="Sheet1.E5:Sheet1.E5" chart:class="chart:line">
            <chart:data-point chart:repeated="6"/>
          </chart:series>
          <chart:series chart:style-name="ch10" chart:values-cell-range-address="Sheet1.F6:Sheet1.F11" chart:label-cell-address="Sheet1.F5:Sheet1.F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-instructions misses</text:p>
                <draw:g>
                  <svg:desc>Sheet1.E5:Sheet1.E5</svg:desc>
                </draw:g>
              </table:table-cell>
              <table:table-cell office:value-type="string">
                <text:p>L1-data misses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D6:Sheet1.D11</svg:desc>
                </draw:g>
              </table:table-cell>
              <table:table-cell office:value-type="float" office:value="0.0761">
                <text:p>0.0761</text:p>
                <draw:g>
                  <svg:desc>Sheet1.E6:Sheet1.E11</svg:desc>
                </draw:g>
              </table:table-cell>
              <table:table-cell office:value-type="float" office:value="0.1053">
                <text:p>0.1053</text:p>
                <draw:g>
                  <svg:desc>Sheet1.F6:Sheet1.F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67">
                <text:p>0.0467</text:p>
              </table:table-cell>
              <table:table-cell office:value-type="float" office:value="0.0648">
                <text:p>0.06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09">
                <text:p>0.0309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45">
                <text:p>0.0245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55">
                <text:p>0.015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5">
                <text:p>0.0025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5.29cm" svg:y="0.316cm" chart:style-name="ch2">
          <text:p>Cache L1 de dados (64Kb)</text:p>
        </chart:title>
        <chart:legend chart:legend-position="end" svg:x="13.742cm" svg:y="3.456cm" style:legend-expansion="high" chart:style-name="ch3"/>
        <chart:plot-area chart:style-name="ch4" table:cell-range-address="Sheet1.J5:Sheet1.N11" chart:data-source-has-labels="both" svg:x="1.33cm" svg:y="1.275cm" svg:width="12.093cm" svg:height="6.569cm">
          <chartooo:coordinate-region svg:x="2.428cm" svg:y="1.474cm" svg:width="10.809cm" svg:height="5.723cm"/>
          <chart:axis chart:dimension="x" chart:name="primary-x" chart:style-name="ch5" chartooo:axis-type="auto">
            <chartooo:date-scale/>
            <chart:title svg:x="5.731cm" svg:y="8.024cm" chart:style-name="ch6">
              <text:p>Tamanho do bloco (B)</text:p>
            </chart:title>
            <chart:categories table:cell-range-address="Sheet1.J6:Sheet1.J11"/>
          </chart:axis>
          <chart:axis chart:dimension="y" chart:name="primary-y" chart:style-name="ch5">
            <chart:title svg:x="0.451cm" svg:y="5.304cm" chart:style-name="ch7">
              <text:p>miss rate</text:p>
            </chart:title>
            <chart:grid chart:style-name="ch8" chart:class="major"/>
          </chart:axis>
          <chart:series chart:style-name="ch9" chart:values-cell-range-address="Sheet1.K6:Sheet1.K11" chart:label-cell-address="Sheet1.K5:Sheet1.K5" chart:class="chart:line">
            <chart:data-point chart:repeated="6"/>
          </chart:series>
          <chart:series chart:style-name="ch10" chart:values-cell-range-address="Sheet1.L6:Sheet1.L11" chart:label-cell-address="Sheet1.L5:Sheet1.L5" chart:class="chart:line">
            <chart:data-point chart:repeated="6"/>
          </chart:series>
          <chart:series chart:style-name="ch11" chart:values-cell-range-address="Sheet1.M6:Sheet1.M11" chart:label-cell-address="Sheet1.M5:Sheet1.M5" chart:class="chart:line">
            <chart:data-point chart:repeated="6"/>
          </chart:series>
          <chart:series chart:style-name="ch12" chart:values-cell-range-address="Sheet1.N6:Sheet1.N11" chart:label-cell-address="Sheet1.N5:Sheet1.N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Sheet1.K5:Sheet1.K5</svg:desc>
                </draw:g>
              </table:table-cell>
              <table:table-cell office:value-type="string">
                <text:p>2-way</text:p>
                <draw:g>
                  <svg:desc>Sheet1.L5:Sheet1.L5</svg:desc>
                </draw:g>
              </table:table-cell>
              <table:table-cell office:value-type="string">
                <text:p>4-way</text:p>
                <draw:g>
                  <svg:desc>Sheet1.M5:Sheet1.M5</svg:desc>
                </draw:g>
              </table:table-cell>
              <table:table-cell office:value-type="string">
                <text:p>8-way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J6:Sheet1.J11</svg:desc>
                </draw:g>
              </table:table-cell>
              <table:table-cell office:value-type="float" office:value="0.0409">
                <text:p>0.0409</text:p>
                <draw:g>
                  <svg:desc>Sheet1.K6:Sheet1.K11</svg:desc>
                </draw:g>
              </table:table-cell>
              <table:table-cell office:value-type="float" office:value="0.0396">
                <text:p>0.0396</text:p>
                <draw:g>
                  <svg:desc>Sheet1.L6:Sheet1.L11</svg:desc>
                </draw:g>
              </table:table-cell>
              <table:table-cell office:value-type="float" office:value="0.0428">
                <text:p>0.0428</text:p>
                <draw:g>
                  <svg:desc>Sheet1.M6:Sheet1.M11</svg:desc>
                </draw:g>
              </table:table-cell>
              <table:table-cell office:value-type="float" office:value="0.0472">
                <text:p>0.0472</text:p>
                <draw:g>
                  <svg:desc>Sheet1.N6:Sheet1.N11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2">
                <text:p>0.0412</text:p>
              </table:table-cell>
              <table:table-cell office:value-type="float" office:value="0.0399">
                <text:p>0.0399</text:p>
              </table:table-cell>
              <table:table-cell office:value-type="float" office:value="0.0432">
                <text:p>0.0432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9">
                <text:p>0.0289</text:p>
              </table:table-cell>
              <table:table-cell office:value-type="float" office:value="0.0267">
                <text:p>0.0267</text:p>
              </table:table-cell>
              <table:table-cell office:value-type="float" office:value="0.0282">
                <text:p>0.0282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97">
                <text:p>0.0197</text:p>
              </table:table-cell>
              <table:table-cell office:value-type="float" office:value="0.0174">
                <text:p>0.0174</text:p>
              </table:table-cell>
              <table:table-cell office:value-type="float" office:value="0.018">
                <text:p>0.018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6">
                <text:p>0.016</text:p>
              </table:table-cell>
              <table:table-cell office:value-type="float" office:value="0.0123">
                <text:p>0.0123</text:p>
              </table:table-cell>
              <table:table-cell office:value-type="float" office:value="0.0125">
                <text:p>0.0125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139">
                <text:p>0.0139</text:p>
              </table:table-cell>
              <table:table-cell office:value-type="float" office:value="0.0092">
                <text:p>0.0092</text:p>
              </table:table-cell>
              <table:table-cell office:value-type="float" office:value="0.009">
                <text:p>0.009</text:p>
              </table:table-cell>
              <table:table-cell office:value-type="float" office:value="0.0091">
                <text:p>0.00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line" chart:style-name="ch1">
        <chart:title svg:x="4.88cm" svg:y="0.316cm" chart:style-name="ch2">
          <text:p>Cache L1 de instruções (64Kb)</text:p>
        </chart:title>
        <chart:legend chart:legend-position="end" svg:x="13.742cm" svg:y="3.457cm" style:legend-expansion="high" chart:style-name="ch3"/>
        <chart:plot-area chart:style-name="ch4" table:cell-range-address="Sheet1.J16:Sheet1.N22" chart:data-source-has-labels="both" svg:x="1.33cm" svg:y="1.275cm" svg:width="12.093cm" svg:height="6.57cm">
          <chartooo:coordinate-region svg:x="2.428cm" svg:y="1.474cm" svg:width="10.809cm" svg:height="5.724cm"/>
          <chart:axis chart:dimension="x" chart:name="primary-x" chart:style-name="ch5" chartooo:axis-type="auto">
            <chartooo:date-scale/>
            <chart:title svg:x="5.731cm" svg:y="8.025cm" chart:style-name="ch6">
              <text:p>Tamanho do bloco (B)</text:p>
            </chart:title>
            <chart:categories table:cell-range-address="Sheet1.J17:Sheet1.J22"/>
          </chart:axis>
          <chart:axis chart:dimension="y" chart:name="primary-y" chart:style-name="ch5">
            <chart:title svg:x="0.451cm" svg:y="5.305cm" chart:style-name="ch7">
              <text:p>miss rate</text:p>
            </chart:title>
            <chart:grid chart:style-name="ch8" chart:class="major"/>
          </chart:axis>
          <chart:series chart:style-name="ch9" chart:values-cell-range-address="Sheet1.K17:Sheet1.K22" chart:label-cell-address="Sheet1.K16:Sheet1.K16" chart:class="chart:line">
            <chart:data-point chart:repeated="6"/>
          </chart:series>
          <chart:series chart:style-name="ch10" chart:values-cell-range-address="Sheet1.L17:Sheet1.L22" chart:label-cell-address="Sheet1.L16:Sheet1.L16" chart:class="chart:line">
            <chart:data-point chart:repeated="6"/>
          </chart:series>
          <chart:series chart:style-name="ch11" chart:values-cell-range-address="Sheet1.M17:Sheet1.M22" chart:label-cell-address="Sheet1.M16:Sheet1.M16" chart:class="chart:line">
            <chart:data-point chart:repeated="6"/>
          </chart:series>
          <chart:series chart:style-name="ch12" chart:values-cell-range-address="Sheet1.N17:Sheet1.N22" chart:label-cell-address="Sheet1.N16:Sheet1.N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Sheet1.K16:Sheet1.K16</svg:desc>
                </draw:g>
              </table:table-cell>
              <table:table-cell office:value-type="string">
                <text:p>2-way</text:p>
                <draw:g>
                  <svg:desc>Sheet1.L16:Sheet1.L16</svg:desc>
                </draw:g>
              </table:table-cell>
              <table:table-cell office:value-type="string">
                <text:p>4-way</text:p>
                <draw:g>
                  <svg:desc>Sheet1.M16:Sheet1.M16</svg:desc>
                </draw:g>
              </table:table-cell>
              <table:table-cell office:value-type="string">
                <text:p>8-way</text:p>
                <draw:g>
                  <svg:desc>Sheet1.N16:Sheet1.N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J17:Sheet1.J22</svg:desc>
                </draw:g>
              </table:table-cell>
              <table:table-cell office:value-type="float" office:value="0.012">
                <text:p>0.012</text:p>
                <draw:g>
                  <svg:desc>Sheet1.K17:Sheet1.K22</svg:desc>
                </draw:g>
              </table:table-cell>
              <table:table-cell office:value-type="float" office:value="0.0058">
                <text:p>0.0058</text:p>
                <draw:g>
                  <svg:desc>Sheet1.L17:Sheet1.L22</svg:desc>
                </draw:g>
              </table:table-cell>
              <table:table-cell office:value-type="float" office:value="0.0029">
                <text:p>0.0029</text:p>
                <draw:g>
                  <svg:desc>Sheet1.M17:Sheet1.M22</svg:desc>
                </draw:g>
              </table:table-cell>
              <table:table-cell office:value-type="float" office:value="0.0011">
                <text:p>0.0011</text:p>
                <draw:g>
                  <svg:desc>Sheet1.N17:Sheet1.N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2">
                <text:p>0.012</text:p>
              </table:table-cell>
              <table:table-cell office:value-type="float" office:value="0.0058">
                <text:p>0.0058</text:p>
              </table:table-cell>
              <table:table-cell office:value-type="float" office:value="0.0029">
                <text:p>0.0029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66">
                <text:p>0.0066</text:p>
              </table:table-cell>
              <table:table-cell office:value-type="float" office:value="0.0033">
                <text:p>0.0033</text:p>
              </table:table-cell>
              <table:table-cell office:value-type="float" office:value="0.0017">
                <text:p>0.0017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9">
                <text:p>0.0039</text:p>
              </table:table-cell>
              <table:table-cell office:value-type="float" office:value="0.0021">
                <text:p>0.0021</text:p>
              </table:table-cell>
              <table:table-cell office:value-type="float" office:value="0.0012">
                <text:p>0.001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5">
                <text:p>0.0025</text:p>
              </table:table-cell>
              <table:table-cell office:value-type="float" office:value="0.0014">
                <text:p>0.0014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7">
                <text:p>0.0017</text:p>
              </table:table-cell>
              <table:table-cell office:value-type="float" office:value="0.001">
                <text:p>0.001</text:p>
              </table:table-cell>
              <table:table-cell office:value-type="float" office:value="0.0007">
                <text:p>0.0007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2.155cm" svg:y="0.316cm" chart:style-name="ch2">
          <text:p>Cache L2 (256Kb) - Cache L1 (64Kb, 8-way, bloco de 64B)</text:p>
        </chart:title>
        <chart:legend chart:legend-position="end" svg:x="13.742cm" svg:y="3.456cm" style:legend-expansion="high" chart:style-name="ch3"/>
        <chart:plot-area chart:style-name="ch4" table:cell-range-address="Sheet1.J28:Sheet1.N34" chart:data-source-has-labels="both" svg:x="1.33cm" svg:y="1.275cm" svg:width="12.093cm" svg:height="6.569cm">
          <chartooo:coordinate-region svg:x="2.242cm" svg:y="1.474cm" svg:width="10.994cm" svg:height="5.723cm"/>
          <chart:axis chart:dimension="x" chart:name="primary-x" chart:style-name="ch5" chartooo:axis-type="auto">
            <chartooo:date-scale/>
            <chart:title svg:x="5.731cm" svg:y="8.024cm" chart:style-name="ch6">
              <text:p>Tamanho do bloco (B)</text:p>
            </chart:title>
            <chart:categories table:cell-range-address="Sheet1.J29:Sheet1.J34"/>
          </chart:axis>
          <chart:axis chart:dimension="y" chart:name="primary-y" chart:style-name="ch5">
            <chart:title svg:x="0.451cm" svg:y="5.304cm" chart:style-name="ch7">
              <text:p>miss rate</text:p>
            </chart:title>
            <chart:grid chart:style-name="ch8" chart:class="major"/>
          </chart:axis>
          <chart:series chart:style-name="ch9" chart:values-cell-range-address="Sheet1.K29:Sheet1.K34" chart:label-cell-address="Sheet1.K28:Sheet1.K28" chart:class="chart:line">
            <chart:data-point chart:repeated="6"/>
          </chart:series>
          <chart:series chart:style-name="ch10" chart:values-cell-range-address="Sheet1.L29:Sheet1.L34" chart:label-cell-address="Sheet1.L28:Sheet1.L28" chart:class="chart:line">
            <chart:data-point chart:repeated="6"/>
          </chart:series>
          <chart:series chart:style-name="ch11" chart:values-cell-range-address="Sheet1.M29:Sheet1.M34" chart:label-cell-address="Sheet1.M28:Sheet1.M28" chart:class="chart:line">
            <chart:data-point chart:repeated="6"/>
          </chart:series>
          <chart:series chart:style-name="ch12" chart:values-cell-range-address="Sheet1.N29:Sheet1.N34" chart:label-cell-address="Sheet1.N28:Sheet1.N2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Sheet1.K28:Sheet1.K28</svg:desc>
                </draw:g>
              </table:table-cell>
              <table:table-cell office:value-type="string">
                <text:p>2-way</text:p>
                <draw:g>
                  <svg:desc>Sheet1.L28:Sheet1.L28</svg:desc>
                </draw:g>
              </table:table-cell>
              <table:table-cell office:value-type="string">
                <text:p>4-way</text:p>
                <draw:g>
                  <svg:desc>Sheet1.M28:Sheet1.M28</svg:desc>
                </draw:g>
              </table:table-cell>
              <table:table-cell office:value-type="string">
                <text:p>8-way</text:p>
                <draw:g>
                  <svg:desc>Sheet1.N28:Sheet1.N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J29:Sheet1.J34</svg:desc>
                </draw:g>
              </table:table-cell>
              <table:table-cell office:value-type="float" office:value="0.3797">
                <text:p>0.3797</text:p>
                <draw:g>
                  <svg:desc>Sheet1.K29:Sheet1.K34</svg:desc>
                </draw:g>
              </table:table-cell>
              <table:table-cell office:value-type="float" office:value="0.2717">
                <text:p>0.2717</text:p>
                <draw:g>
                  <svg:desc>Sheet1.L29:Sheet1.L34</svg:desc>
                </draw:g>
              </table:table-cell>
              <table:table-cell office:value-type="float" office:value="0.2179">
                <text:p>0.2179</text:p>
                <draw:g>
                  <svg:desc>Sheet1.M29:Sheet1.M34</svg:desc>
                </draw:g>
              </table:table-cell>
              <table:table-cell office:value-type="float" office:value="0.1778">
                <text:p>0.1778</text:p>
                <draw:g>
                  <svg:desc>Sheet1.N29:Sheet1.N34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797">
                <text:p>0.3797</text:p>
              </table:table-cell>
              <table:table-cell office:value-type="float" office:value="0.2717">
                <text:p>0.2717</text:p>
              </table:table-cell>
              <table:table-cell office:value-type="float" office:value="0.2179">
                <text:p>0.2179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97">
                <text:p>0.3797</text:p>
              </table:table-cell>
              <table:table-cell office:value-type="float" office:value="0.2717">
                <text:p>0.2717</text:p>
              </table:table-cell>
              <table:table-cell office:value-type="float" office:value="0.2179">
                <text:p>0.2179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797">
                <text:p>0.3797</text:p>
              </table:table-cell>
              <table:table-cell office:value-type="float" office:value="0.2717">
                <text:p>0.2717</text:p>
              </table:table-cell>
              <table:table-cell office:value-type="float" office:value="0.2179">
                <text:p>0.2179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797">
                <text:p>0.3797</text:p>
              </table:table-cell>
              <table:table-cell office:value-type="float" office:value="0.2717">
                <text:p>0.2717</text:p>
              </table:table-cell>
              <table:table-cell office:value-type="float" office:value="0.2179">
                <text:p>0.2179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797">
                <text:p>0.3797</text:p>
              </table:table-cell>
              <table:table-cell office:value-type="float" office:value="0.2717">
                <text:p>0.2717</text:p>
              </table:table-cell>
              <table:table-cell office:value-type="float" office:value="0.2179">
                <text:p>0.2179</text:p>
              </table:table-cell>
              <table:table-cell office:value-type="float" office:value="0.1778">
                <text:p>0.1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